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043in"/>
    </style:style>
    <style:style style:name="co2" style:family="table-column">
      <style:table-column-properties fo:break-before="auto" style:column-width="1.6398in"/>
    </style:style>
    <style:style style:name="co3" style:family="table-column">
      <style:table-column-properties fo:break-before="auto" style:column-width="2.6043in"/>
    </style:style>
    <style:style style:name="co4" style:family="table-column">
      <style:table-column-properties fo:break-before="auto" style:column-width="1.3311in"/>
    </style:style>
    <style:style style:name="co5" style:family="table-column">
      <style:table-column-properties fo:break-before="auto" style:column-width="1.1382in"/>
    </style:style>
    <style:style style:name="co6" style:family="table-column">
      <style:table-column-properties fo:break-before="auto" style:column-width="2.7201in"/>
    </style:style>
    <style:style style:name="co7" style:family="table-column">
      <style:table-column-properties fo:break-before="auto" style:column-width="3.5882in"/>
    </style:style>
    <style:style style:name="co8" style:family="table-column">
      <style:table-column-properties fo:break-before="auto" style:column-width="1.4571in"/>
    </style:style>
    <style:style style:name="co9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93c47d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number-columns-repeated="1011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3" office:value-type="string" calcext:value-type="string">
            <text:p>User Name (IE Flukz#0001)</text:p>
          </table:table-cell>
          <table:table-cell table:style-name="ce3" office:value-type="string" calcext:value-type="string">
            <text:p>Printer (IE Prusa Mk3)</text:p>
          </table:table-cell>
          <table:table-cell table:style-name="ce1" office:value-type="string" calcext:value-type="string">
            <text:p>Printer Type</text:p>
          </table:table-cell>
          <table:table-cell table:style-name="ce1" office:value-type="string" calcext:value-type="string">
            <text:p>Total Print Time HH:MM:SS (IE 00:20:22)</text:p>
          </table:table-cell>
          <table:table-cell table:style-name="ce1" office:value-type="string" calcext:value-type="string">
            <text:p>Please provide a link to the youtube video</text:p>
          </table:table-cell>
          <table:table-cell table:style-name="ce3" office:value-type="string" calcext:value-type="string">
            <text:p>Please provide a link to the forum for this printer if one exists (So people can learn more about your cool printer!)</text:p>
          </table:table-cell>
          <table:table-cell table:style-name="ce1" table:number-columns-repeated="6"/>
          <table:table-cell table:number-columns-repeated="1011"/>
        </table:table-row>
        <table:table-row table:style-name="ro2">
          <table:table-cell table:style-name="ce2" office:value-type="date" office:date-value="2020-12-20T18:42:17.16" calcext:value-type="date">
            <text:p>12/20/2020 18:42:17</text:p>
          </table:table-cell>
          <table:table-cell table:style-name="ce4" office:value-type="string" calcext:value-type="string">
            <text:p>Feb#5000</text:p>
          </table:table-cell>
          <table:table-cell table:style-name="ce4" office:value-type="string" calcext:value-type="string">
            <text:p>Annex Engineering K2</text:p>
          </table:table-cell>
          <table:table-cell table:style-name="ce4" office:value-type="string" calcext:value-type="string">
            <text:p>Cross Gantry</text:p>
          </table:table-cell>
          <table:table-cell table:style-name="ce5" office:value-type="string" calcext:value-type="string">
            <text:p>00:12:25</text:p>
          </table:table-cell>
          <table:table-cell table:style-name="ce7" office:value-type="string" calcext:value-type="string">
            <text:p><text:a xlink:href="https://www.youtube.com/watch?v=1ZpBkwthHAU" xlink:type="simple">https://www.youtube.com/watch?v=1ZpBkwthHAU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1T04:55:06.99" calcext:value-type="date">
            <text:p>12/21/2020 4:55:06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Anycubic Kossel mini linear(modified)</text:p>
          </table:table-cell>
          <table:table-cell table:style-name="ce4" office:value-type="string" calcext:value-type="string">
            <text:p>Delta</text:p>
          </table:table-cell>
          <table:table-cell table:style-name="ce5" office:value-type="string" calcext:value-type="string">
            <text:p>00:13:42.89</text:p>
          </table:table-cell>
          <table:table-cell table:style-name="ce7" office:value-type="string" calcext:value-type="string">
            <text:p><text:a xlink:href="https://youtu.be/vZ83mcan850" xlink:type="simple">https://youtu.be/vZ83mcan850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0-12-22T08:06:49.33" calcext:value-type="date">
            <text:p>12/22/2020 8:06:49</text:p>
          </table:table-cell>
          <table:table-cell table:style-name="ce4" office:value-type="string" calcext:value-type="string">
            <text:p>Feb#5000</text:p>
          </table:table-cell>
          <table:table-cell table:style-name="ce4" office:value-type="string" calcext:value-type="string">
            <text:p>Annex Engineering - K2 Summit Edition</text:p>
          </table:table-cell>
          <table:table-cell table:style-name="ce4" office:value-type="string" calcext:value-type="string">
            <text:p>Cross Gantry</text:p>
          </table:table-cell>
          <table:table-cell table:style-name="ce5" office:value-type="string" calcext:value-type="string">
            <text:p>00:10:52</text:p>
          </table:table-cell>
          <table:table-cell table:style-name="ce7" office:value-type="string" calcext:value-type="string">
            <text:p><text:a xlink:href="https://youtu.be/pSbYUxf2qaU" xlink:type="simple">https://youtu.be/pSbYUxf2qaU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2T08:35:00.2" calcext:value-type="date">
            <text:p>12/22/2020 8:35:00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5" office:value-type="string" calcext:value-type="string">
            <text:p>00:10:01</text:p>
          </table:table-cell>
          <table:table-cell table:style-name="ce7" office:value-type="string" calcext:value-type="string">
            <text:p><text:a xlink:href="https://youtu.be/casZZwRaewY" xlink:type="simple">https://youtu.be/casZZwRaewY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0-12-22T13:02:09.86" calcext:value-type="date">
            <text:p>12/22/2020 13:02:09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9:14</text:p>
          </table:table-cell>
          <table:table-cell table:style-name="ce7" office:value-type="string" calcext:value-type="string">
            <text:p><text:a xlink:href="https://youtu.be/A8-Ea4wwKtk" xlink:type="simple">https://youtu.be/A8-Ea4wwKtk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0-12-23T07:59:47.53" calcext:value-type="date">
            <text:p>12/23/2020 7:59:47</text:p>
          </table:table-cell>
          <table:table-cell table:style-name="ce4" office:value-type="string" calcext:value-type="string">
            <text:p>Razgriz #8110</text:p>
          </table:table-cell>
          <table:table-cell table:style-name="ce4" office:value-type="string" calcext:value-type="string">
            <text:p>ANNEX Engineering - K3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11:38</text:p>
          </table:table-cell>
          <table:table-cell table:style-name="ce7" office:value-type="string" calcext:value-type="string">
            <text:p><text:a xlink:href="https://youtu.be/22Wc9n1gcaI" xlink:type="simple">https://youtu.be/22Wc9n1gcaI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3T18:14:30.58" calcext:value-type="date">
            <text:p>12/23/2020 18:14:30</text:p>
          </table:table-cell>
          <table:table-cell table:style-name="ce4" office:value-type="string" calcext:value-type="string">
            <text:p>KenadyDwag44#4444</text:p>
          </table:table-cell>
          <table:table-cell table:style-name="ce4" office:value-type="string" calcext:value-type="string">
            <text:p>Voron V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1:53</text:p>
          </table:table-cell>
          <table:table-cell table:style-name="ce7" office:value-type="string" calcext:value-type="string">
            <text:p><text:a xlink:href="https://www.youtube.com/watch?v=0DG0rrMatfI" xlink:type="simple">https://www.youtube.com/watch?v=0DG0rrMatfI</text:a></text:p>
          </table:table-cell>
          <table:table-cell table:style-name="ce7" office:value-type="string" calcext:value-type="string">
            <text:p><text:a xlink:href="http://vorondesign.com/" xlink:type="simple">vorondesign.com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4T06:38:16.6" calcext:value-type="date">
            <text:p>12/24/2020 6:38:16</text:p>
          </table:table-cell>
          <table:table-cell table:style-name="ce4" office:value-type="string" calcext:value-type="string">
            <text:p>pandaym#0267</text:p>
          </table:table-cell>
          <table:table-cell table:style-name="ce4" office:value-type="string" calcext:value-type="string">
            <text:p>Bear MK3S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3:20</text:p>
          </table:table-cell>
          <table:table-cell table:style-name="ce7" office:value-type="string" calcext:value-type="string">
            <text:p><text:a xlink:href="https://youtu.be/uq6MzFB20v0" xlink:type="simple">https://youtu.be/uq6MzFB20v0</text:a></text:p>
          </table:table-cell>
          <table:table-cell table:style-name="ce7" office:value-type="string" calcext:value-type="string">
            <text:p><text:a xlink:href="https://github.com/gregsaun/prusa_i3_bear_upgrade" xlink:type="simple">https://github.com/gregsaun/prusa_i3_bear_upgrad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4T10:06:12.94" calcext:value-type="date">
            <text:p>12/24/2020 10:06:12</text:p>
          </table:table-cell>
          <table:table-cell table:style-name="ce4" office:value-type="string" calcext:value-type="string">
            <text:p>Feb#5000</text:p>
          </table:table-cell>
          <table:table-cell table:style-name="ce4" office:value-type="string" calcext:value-type="string">
            <text:p>ANNEX Engineering - K2 Summit Edition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8:28</text:p>
          </table:table-cell>
          <table:table-cell table:style-name="ce7" office:value-type="string" calcext:value-type="string">
            <text:p><text:a xlink:href="https://youtu.be/6WbTo-pnJ6E" xlink:type="simple">https://youtu.be/6WbTo-pnJ6E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0-12-27T13:08:08.62" calcext:value-type="date">
            <text:p>12/27/2020 13:08:08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7:51</text:p>
          </table:table-cell>
          <table:table-cell table:style-name="ce7" office:value-type="string" calcext:value-type="string">
            <text:p><text:a xlink:href="https://youtu.be/DDvOVyiH7as" xlink:type="simple">https://youtu.be/DDvOVyiH7as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0-12-30T10:13:47.58" calcext:value-type="date">
            <text:p>12/30/2020 10:13:47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HevORT lite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1:43</text:p>
          </table:table-cell>
          <table:table-cell table:style-name="ce7" office:value-type="string" calcext:value-type="string">
            <text:p><text:a xlink:href="https://www.youtube.com/watch?v=qDmU6JHQ-gc" xlink:type="simple">https://www.youtube.com/watch?v=qDmU6JHQ-gc</text:a></text:p>
          </table:table-cell>
          <table:table-cell table:style-name="ce7" office:value-type="string" calcext:value-type="string">
            <text:p><text:a xlink:href="https://discord.com/invite/A5YAqN8c9H" xlink:type="simple">https://discord.com/invite/A5YAqN8c9H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1-11T18:49:56.61" calcext:value-type="date">
            <text:p>1/11/2021 18:49:56</text:p>
          </table:table-cell>
          <table:table-cell table:style-name="ce4" office:value-type="string" calcext:value-type="string">
            <text:p>TypQxQ</text:p>
          </table:table-cell>
          <table:table-cell table:style-name="ce4" office:value-type="string" calcext:value-type="string">
            <text:p>Big Toolchanger (500x500x600)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15:24</text:p>
          </table:table-cell>
          <table:table-cell table:style-name="ce7" office:value-type="string" calcext:value-type="string">
            <text:p><text:a xlink:href="https://youtu.be/cK7_Q2TQ0iw" xlink:type="simple">https://youtu.be/cK7_Q2TQ0iw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1-24T14:48:17.8" calcext:value-type="date">
            <text:p>1/24/2021 14:48:17</text:p>
          </table:table-cell>
          <table:table-cell table:style-name="ce4" office:value-type="string" calcext:value-type="string">
            <text:p>Clay#0374</text:p>
          </table:table-cell>
          <table:table-cell table:style-name="ce4" office:value-type="string" calcext:value-type="string">
            <text:p>Clay 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9:43</text:p>
          </table:table-cell>
          <table:table-cell table:style-name="ce7" office:value-type="string" calcext:value-type="string">
            <text:p><text:a xlink:href="https://youtu.be/6yLAkEy95-k" xlink:type="simple">https://youtu.be/6yLAkEy95-k</text:a></text:p>
          </table:table-cell>
          <table:table-cell table:style-name="ce4" office:value-type="string" calcext:value-type="string">
            <text:p>It will be avaible in kickstarter. 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1-24T14:50:39.07" calcext:value-type="date">
            <text:p>1/24/2021 14:50:39</text:p>
          </table:table-cell>
          <table:table-cell table:style-name="ce4" office:value-type="string" calcext:value-type="string">
            <text:p>TyQxQ</text:p>
          </table:table-cell>
          <table:table-cell table:style-name="ce4" office:value-type="string" calcext:value-type="string">
            <text:p>500x500x600 CoreXY ToolChanger</text:p>
          </table:table-cell>
          <table:table-cell table:style-name="ce4" office:value-type="string" calcext:value-type="string">
            <text:p>Multi Material /Tool Changer</text:p>
          </table:table-cell>
          <table:table-cell table:style-name="ce4" office:value-type="string" calcext:value-type="string">
            <text:p>10:50</text:p>
          </table:table-cell>
          <table:table-cell table:style-name="ce7" office:value-type="string" calcext:value-type="string">
            <text:p><text:a xlink:href="https://youtu.be/IQXHSI9MgM8" xlink:type="simple">https://youtu.be/IQXHSI9MgM8</text:a></text:p>
          </table:table-cell>
          <table:table-cell table:style-name="ce4" office:value-type="string" calcext:value-type="string">
            <text:p>Custom based on Jubilee and HEVORT. 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1-30T15:37:45.51" calcext:value-type="date">
            <text:p>1/30/2021 15:37:45</text:p>
          </table:table-cell>
          <table:table-cell table:style-name="ce4" office:value-type="string" calcext:value-type="string">
            <text:p>someone#8442</text:p>
          </table:table-cell>
          <table:table-cell table:style-name="ce4" office:value-type="string" calcext:value-type="string">
            <text:p>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3:51</text:p>
          </table:table-cell>
          <table:table-cell table:style-name="ce7" office:value-type="string" calcext:value-type="string">
            <text:p><text:a xlink:href="https://youtu.be/S6gTdZeJxNc" xlink:type="simple">https://youtu.be/S6gTdZeJxNc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1-30T19:17:38" calcext:value-type="date">
            <text:p>1/30/2021 19:17:38</text:p>
          </table:table-cell>
          <table:table-cell table:style-name="ce4" office:value-type="string" calcext:value-type="string">
            <text:p>Trails#5000</text:p>
          </table:table-cell>
          <table:table-cell table:style-name="ce4" office:value-type="string" calcext:value-type="string">
            <text:p>Annex Engineering K2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7:33</text:p>
          </table:table-cell>
          <table:table-cell table:style-name="ce7" office:value-type="string" calcext:value-type="string">
            <text:p><text:a xlink:href="https://youtu.be/nNHnBDakhe0" xlink:type="simple">https://youtu.be/nNHnBDakhe0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1-31T10:48:21.59" calcext:value-type="date">
            <text:p>1/31/2021 10:48:21</text:p>
          </table:table-cell>
          <table:table-cell table:style-name="ce4" office:value-type="string" calcext:value-type="string">
            <text:p>Trails#5000</text:p>
          </table:table-cell>
          <table:table-cell table:style-name="ce4" office:value-type="string" calcext:value-type="string">
            <text:p>Annex Engineering K2 - Summit Edition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6:57</text:p>
          </table:table-cell>
          <table:table-cell table:style-name="ce7" office:value-type="string" calcext:value-type="string">
            <text:p><text:a xlink:href="https://youtu.be/tHI9v4wh4aA" xlink:type="simple">https://youtu.be/tHI9v4wh4aA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1-31T15:32:38.33" calcext:value-type="date">
            <text:p>1/31/2021 15:32:38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<text:s/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6:28</text:p>
          </table:table-cell>
          <table:table-cell table:style-name="ce7" office:value-type="string" calcext:value-type="string">
            <text:p><text:a xlink:href="https://youtu.be/lhlS-mHly1M" xlink:type="simple">https://youtu.be/lhlS-mHly1M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2-01T10:31:05.84" calcext:value-type="date">
            <text:p>2/1/2021 10:31:05</text:p>
          </table:table-cell>
          <table:table-cell table:style-name="ce4" office:value-type="string" calcext:value-type="string">
            <text:p>someone#8442</text:p>
          </table:table-cell>
          <table:table-cell table:style-name="ce4" office:value-type="string" calcext:value-type="string">
            <text:p>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11:16</text:p>
          </table:table-cell>
          <table:table-cell table:style-name="ce7" office:value-type="string" calcext:value-type="string">
            <text:p><text:a xlink:href="https://youtu.be/msEpsJdUMUY" xlink:type="simple">https://youtu.be/msEpsJdUMUY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2-02T13:44:43.66" calcext:value-type="date">
            <text:p>2/2/2021 13:44:43</text:p>
          </table:table-cell>
          <table:table-cell table:style-name="ce4" office:value-type="string" calcext:value-type="string">
            <text:p>Clay#0374</text:p>
          </table:table-cell>
          <table:table-cell table:style-name="ce4" office:value-type="string" calcext:value-type="string">
            <text:p>Clay 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6:45</text:p>
          </table:table-cell>
          <table:table-cell table:style-name="ce7" office:value-type="string" calcext:value-type="string">
            <text:p><text:a xlink:href="https://youtu.be/JzfNDRuRGwo" xlink:type="simple">https://youtu.be/JzfNDRuRGwo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2-06T17:28:58" calcext:value-type="date">
            <text:p>2/6/2021 17:28:58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<text:s/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5:45</text:p>
          </table:table-cell>
          <table:table-cell table:style-name="ce7" office:value-type="string" calcext:value-type="string">
            <text:p><text:a xlink:href="https://youtu.be/J8p46wDM5KM" xlink:type="simple">https://youtu.be/J8p46wDM5KM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3-31T16:28:20.75" calcext:value-type="date">
            <text:p>3/31/2021 16:28:20</text:p>
          </table:table-cell>
          <table:table-cell table:style-name="ce4" office:value-type="string" calcext:value-type="string">
            <text:p>simon vez</text:p>
          </table:table-cell>
          <table:table-cell table:style-name="ce4" office:value-type="string" calcext:value-type="string">
            <text:p>VzBoT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9:23</text:p>
          </table:table-cell>
          <table:table-cell table:style-name="ce7" office:value-type="string" calcext:value-type="string">
            <text:p><text:a xlink:href="https://www.youtube.com/watch?v=wsOq4UED6-4" xlink:type="simple">https://www.youtube.com/watch?v=wsOq4UED6-4</text:a></text:p>
          </table:table-cell>
          <table:table-cell table:style-name="ce4" office:value-type="string" calcext:value-type="string">
            <text:p>no forum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4-04T23:29:54.66" calcext:value-type="date">
            <text:p>4/4/2021 23:29:54</text:p>
          </table:table-cell>
          <table:table-cell table:style-name="ce4" office:value-type="string" calcext:value-type="string">
            <text:p>lewis#0220</text:p>
          </table:table-cell>
          <table:table-cell table:style-name="ce4" office:value-type="string" calcext:value-type="string">
            <text:p>Creality CR10s Pro V2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19:38</text:p>
          </table:table-cell>
          <table:table-cell table:style-name="ce7" office:value-type="string" calcext:value-type="string">
            <text:p><text:a xlink:href="https://www.youtube.com/watch?v=RIa1GN4V-8chttps://www.youtube.com/watch?v=RIa1GN4V-8c" xlink:type="simple">https://www.youtube.com/watch?v=RIa1GN4V-8chttps://www.youtube.com/watch?v=RIa1GN4V-8c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4-06T09:13:16.72" calcext:value-type="date">
            <text:p>4/6/2021 9:13:16</text:p>
          </table:table-cell>
          <table:table-cell table:style-name="ce4" office:value-type="string" calcext:value-type="string">
            <text:p>Mahi#8846</text:p>
          </table:table-cell>
          <table:table-cell table:style-name="ce4" office:value-type="string" calcext:value-type="string">
            <text:p>Annex K2 summit edition (unfinished)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7:10</text:p>
          </table:table-cell>
          <table:table-cell table:style-name="ce7" office:value-type="string" calcext:value-type="string">
            <text:p><text:a xlink:href="https://youtu.be/Eu-wq7vnETE" xlink:type="simple">https://youtu.be/Eu-wq7vnETE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4-09T17:10:57.99" calcext:value-type="date">
            <text:p>4/9/2021 17:10:57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Ender 3 not modified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8:20</text:p>
          </table:table-cell>
          <table:table-cell table:style-name="ce7" office:value-type="string" calcext:value-type="string">
            <text:p><text:a xlink:href="https://youtu.be/6xFSiSomz9k" xlink:type="simple">https://youtu.be/6xFSiSomz9k</text:a></text:p>
          </table:table-cell>
          <table:table-cell table:style-name="ce7" office:value-type="string" calcext:value-type="string">
            <text:p><text:a xlink:href="https://www.creality3dofficial.com/products/official-creality-ender-3-3d-printer" xlink:type="simple">https://www.creality3dofficial.com/products/official-creality-ender-3-3d-printer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4-10T13:25:46.07" calcext:value-type="date">
            <text:p>4/10/2021 13:25:46</text:p>
          </table:table-cell>
          <table:table-cell table:style-name="ce4" office:value-type="string" calcext:value-type="string">
            <text:p>Techromancer#4206</text:p>
          </table:table-cell>
          <table:table-cell table:style-name="ce4" office:value-type="string" calcext:value-type="string">
            <text:p>Prusa Bear Custom Build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2:43</text:p>
          </table:table-cell>
          <table:table-cell table:style-name="ce7" office:value-type="string" calcext:value-type="string">
            <text:p><text:a xlink:href="https://www.youtube.com/watch?v=BiZRWSha-jw" xlink:type="simple">https://www.youtube.com/watch?v=BiZRWSha-jw</text:a></text:p>
          </table:table-cell>
          <table:table-cell table:style-name="ce7" office:value-type="string" calcext:value-type="string">
            <text:p><text:a xlink:href="https://discord.gg/TUfMsAX3Tg" xlink:type="simple">https://discord.gg/TUfMsAX3Tg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4-12T08:57:02.02" calcext:value-type="date">
            <text:p>4/12/2021 8:57:02</text:p>
          </table:table-cell>
          <table:table-cell table:style-name="ce4" office:value-type="string" calcext:value-type="string">
            <text:p>NeoAcheron#5840</text:p>
          </table:table-cell>
          <table:table-cell table:style-name="ce4" office:value-type="string" calcext:value-type="string">
            <text:p>FLSUN QQ-S (Mostly)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17:01</text:p>
          </table:table-cell>
          <table:table-cell table:style-name="ce7" office:value-type="string" calcext:value-type="string">
            <text:p><text:a xlink:href="https://youtu.be/xGGn8OJLGnI" xlink:type="simple">https://youtu.be/xGGn8OJLGnI</text:a></text:p>
          </table:table-cell>
          <table:table-cell table:style-name="ce7" office:value-type="string" calcext:value-type="string">
            <text:p><text:a xlink:href="https://discord.gg/UdDRY5nnnJ" xlink:type="simple">https://discord.gg/UdDRY5nnnJ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4-13T07:07:57.1" calcext:value-type="date">
            <text:p>4/13/2021 7:07:57</text:p>
          </table:table-cell>
          <table:table-cell table:style-name="ce4" office:value-type="string" calcext:value-type="string">
            <text:p>NeoAcheron#5840</text:p>
          </table:table-cell>
          <table:table-cell table:style-name="ce4" office:value-type="string" calcext:value-type="string">
            <text:p>FLSUN QQ-S (Mostly)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10:21</text:p>
          </table:table-cell>
          <table:table-cell table:style-name="ce7" office:value-type="string" calcext:value-type="string">
            <text:p><text:a xlink:href="https://youtu.be/7i34faTchH0" xlink:type="simple">https://youtu.be/7i34faTchH0</text:a></text:p>
          </table:table-cell>
          <table:table-cell table:style-name="ce7" office:value-type="string" calcext:value-type="string">
            <text:p><text:a xlink:href="https://discord.gg/UdDRY5nnnJ" xlink:type="simple">https://discord.gg/UdDRY5nnnJ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5-09T21:59:27.52" calcext:value-type="date">
            <text:p>5/9/2021 21:59:27</text:p>
          </table:table-cell>
          <table:table-cell table:style-name="ce4" office:value-type="string" calcext:value-type="string">
            <text:p>joshmurrah#2391</text:p>
          </table:table-cell>
          <table:table-cell table:style-name="ce4" office:value-type="string" calcext:value-type="string">
            <text:p>Voron Designs V2.4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5:44</text:p>
          </table:table-cell>
          <table:table-cell table:style-name="ce7" office:value-type="string" calcext:value-type="string">
            <text:p><text:a xlink:href="https://youtu.be/6oQtBmDrWuU" xlink:type="simple">https://youtu.be/6oQtBmDrWuU</text:a></text:p>
          </table:table-cell>
          <table:table-cell table:style-name="ce7" office:value-type="string" calcext:value-type="string">
            <text:p><text:a xlink:href="http://vorondesign.com/" xlink:type="simple">vorondesign.com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5-10T09:34:21.14" calcext:value-type="date">
            <text:p>5/10/2021 9:34:21</text:p>
          </table:table-cell>
          <table:table-cell table:style-name="ce4" office:value-type="string" calcext:value-type="string">
            <text:p>Albert247#4949</text:p>
          </table:table-cell>
          <table:table-cell table:style-name="ce4" office:value-type="string" calcext:value-type="string">
            <text:p>Voron V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48</text:p>
          </table:table-cell>
          <table:table-cell table:style-name="ce7" office:value-type="string" calcext:value-type="string">
            <text:p><text:a xlink:href="https://youtu.be/J4PrTFIXYTY" xlink:type="simple">https://youtu.be/J4PrTFIXYTY</text:a></text:p>
          </table:table-cell>
          <table:table-cell table:style-name="ce7" office:value-type="string" calcext:value-type="string">
            <text:p><text:a xlink:href="http://vorondesign.com/" xlink:type="simple">vorondesign.com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5-10T17:24:21.02" calcext:value-type="date">
            <text:p>5/10/2021 17:24:21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<text:s/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5:23</text:p>
          </table:table-cell>
          <table:table-cell table:style-name="ce7" office:value-type="string" calcext:value-type="string">
            <text:p><text:a xlink:href="https://youtu.be/x_cQk7JcV5s" xlink:type="simple">https://youtu.be/x_cQk7JcV5s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5-12T13:58:25.16" calcext:value-type="date">
            <text:p>5/12/2021 13:58:25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<text:s/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4:33</text:p>
          </table:table-cell>
          <table:table-cell table:style-name="ce7" office:value-type="string" calcext:value-type="string">
            <text:p><text:a xlink:href="https://youtu.be/GyxOGKkMhOI" xlink:type="simple">https://youtu.be/GyxOGKkMhOI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5-12T15:22:43.12" calcext:value-type="date">
            <text:p>5/12/2021 15:22:43</text:p>
          </table:table-cell>
          <table:table-cell table:style-name="ce4" office:value-type="string" calcext:value-type="string">
            <text:p>Nitram#8561</text:p>
          </table:table-cell>
          <table:table-cell table:style-name="ce4" office:value-type="string" calcext:value-type="string">
            <text:p><text:s/>Anycubic Kossel mini.. sligtly modified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4:30</text:p>
          </table:table-cell>
          <table:table-cell table:style-name="ce7" office:value-type="string" calcext:value-type="string">
            <text:p><text:a xlink:href="https://youtu.be/DnYPyt1wGN8" xlink:type="simple">https://youtu.be/DnYPyt1wGN8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5-15T11:17:26.74" calcext:value-type="date">
            <text:p>5/15/2021 11:17:26</text:p>
          </table:table-cell>
          <table:table-cell table:style-name="ce4" office:value-type="string" calcext:value-type="string">
            <text:p>Trails#5000</text:p>
          </table:table-cell>
          <table:table-cell table:style-name="ce4" office:value-type="string" calcext:value-type="string">
            <text:p>Annex Tycho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5:34</text:p>
          </table:table-cell>
          <table:table-cell table:style-name="ce7" office:value-type="string" calcext:value-type="string">
            <text:p><text:a xlink:href="https://youtu.be/HkyEbRjoTkk" xlink:type="simple">https://youtu.be/HkyEbRjoTkk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5-23T01:51:50.27" calcext:value-type="date">
            <text:p>5/23/2021 1:51:50</text:p>
          </table:table-cell>
          <table:table-cell table:style-name="ce4" office:value-type="string" calcext:value-type="string">
            <text:p>Albert247printing#4949</text:p>
          </table:table-cell>
          <table:table-cell table:style-name="ce4" office:value-type="string" calcext:value-type="string">
            <text:p>Voron V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5:10</text:p>
          </table:table-cell>
          <table:table-cell table:style-name="ce7" office:value-type="string" calcext:value-type="string">
            <text:p><text:a xlink:href="https://youtu.be/FtUHvWOTgfs" xlink:type="simple">https://youtu.be/FtUHvWOTgfs</text:a></text:p>
          </table:table-cell>
          <table:table-cell table:style-name="ce7" office:value-type="string" calcext:value-type="string">
            <text:p><text:a xlink:href="https://vorondesign.com/" xlink:type="simple">https://vorondesign.com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6-06T12:11:02.78" calcext:value-type="date">
            <text:p>6/6/2021 12:11:02</text:p>
          </table:table-cell>
          <table:table-cell table:style-name="ce4" office:value-type="string" calcext:value-type="string">
            <text:p>Albert247printing#4949</text:p>
          </table:table-cell>
          <table:table-cell table:style-name="ce4" office:value-type="string" calcext:value-type="string">
            <text:p>Artillery Genius (100% stock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2:33</text:p>
          </table:table-cell>
          <table:table-cell table:style-name="ce7" office:value-type="string" calcext:value-type="string">
            <text:p><text:a xlink:href="https://youtu.be/NBixjGpyYgw" xlink:type="simple">https://youtu.be/NBixjGpyYgw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6-06T12:12:20.59" calcext:value-type="date">
            <text:p>6/6/2021 12:12:20</text:p>
          </table:table-cell>
          <table:table-cell table:style-name="ce4" office:value-type="string" calcext:value-type="string">
            <text:p>Albert247printing#4949</text:p>
          </table:table-cell>
          <table:table-cell table:style-name="ce4" office:value-type="string" calcext:value-type="string">
            <text:p>FlashForge Finder (100%Stock)</text:p>
          </table:table-cell>
          <table:table-cell table:style-name="ce4" office:value-type="string" calcext:value-type="string">
            <text:p>other</text:p>
          </table:table-cell>
          <table:table-cell table:style-name="ce4" office:value-type="string" calcext:value-type="string">
            <text:p>00:35:53</text:p>
          </table:table-cell>
          <table:table-cell table:style-name="ce7" office:value-type="string" calcext:value-type="string">
            <text:p><text:a xlink:href="https://youtu.be/dAooCTvReLo" xlink:type="simple">https://youtu.be/dAooCTvReLo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6-15T18:47:42.93" calcext:value-type="date">
            <text:p>6/15/2021 18:47:42</text:p>
          </table:table-cell>
          <table:table-cell table:style-name="ce4" office:value-type="string" calcext:value-type="string">
            <text:p>DavideXeon#9461</text:p>
          </table:table-cell>
          <table:table-cell table:style-name="ce4" office:value-type="string" calcext:value-type="string">
            <text:p>Anycubic i3 Mega S (modded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10:06.86</text:p>
          </table:table-cell>
          <table:table-cell table:style-name="ce7" office:value-type="string" calcext:value-type="string">
            <text:p><text:a xlink:href="https://youtu.be/i_rjZnCLNFY" xlink:type="simple">https://youtu.be/i_rjZnCLNFY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6-16T05:09:56.12" calcext:value-type="date">
            <text:p>6/16/2021 5:09:56</text:p>
          </table:table-cell>
          <table:table-cell table:style-name="ce4" office:value-type="string" calcext:value-type="string">
            <text:p>DavideXeon#9461</text:p>
          </table:table-cell>
          <table:table-cell table:style-name="ce4" office:value-type="string" calcext:value-type="string">
            <text:p>Anycubic i3 Mega S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0:06.86</text:p>
          </table:table-cell>
          <table:table-cell table:style-name="ce7" office:value-type="string" calcext:value-type="string">
            <text:p><text:a xlink:href="https://youtu.be/i_rjZnCLNFY" xlink:type="simple">https://youtu.be/i_rjZnCLNFY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6-25T07:37:29.06" calcext:value-type="date">
            <text:p>6/25/2021 7:37:29</text:p>
          </table:table-cell>
          <table:table-cell table:style-name="ce4" office:value-type="string" calcext:value-type="string">
            <text:p>miklschmidt#2036</text:p>
          </table:table-cell>
          <table:table-cell table:style-name="ce4" office:value-type="string" calcext:value-type="string">
            <text:p>Rat Rig V-Minion (Pre-Production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5:38</text:p>
          </table:table-cell>
          <table:table-cell table:style-name="ce7" office:value-type="string" calcext:value-type="string">
            <text:p><text:a xlink:href="https://youtu.be/3rQoG3aUKMI" xlink:type="simple">https://youtu.be/3rQoG3aUKMI</text:a></text:p>
          </table:table-cell>
          <table:table-cell table:style-name="ce7" office:value-type="string" calcext:value-type="string">
            <text:p><text:a xlink:href="https://discord.gg/D62e8XNeYa" xlink:type="simple">https://discord.gg/D62e8XNeYa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01T20:39:53.28" calcext:value-type="date">
            <text:p>7/1/2021 20:39:53</text:p>
          </table:table-cell>
          <table:table-cell table:style-name="ce4" office:value-type="string" calcext:value-type="string">
            <text:p>lawgicau</text:p>
          </table:table-cell>
          <table:table-cell table:style-name="ce4" office:value-type="string" calcext:value-type="string">
            <text:p>Rat Rig V-core 3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31</text:p>
          </table:table-cell>
          <table:table-cell table:style-name="ce7" office:value-type="string" calcext:value-type="string">
            <text:p><text:a xlink:href="https://youtu.be/13qgnNQP8fo" xlink:type="simple">https://youtu.be/13qgnNQP8fo</text:a></text:p>
          </table:table-cell>
          <table:table-cell table:style-name="ce7" office:value-type="string" calcext:value-type="string">
            <text:p><text:a xlink:href="https://v-core.ratrig.com/" xlink:type="simple">https://v-core.ratrig.com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5T08:15:47.46" calcext:value-type="date">
            <text:p>7/15/2021 8:15:47</text:p>
          </table:table-cell>
          <table:table-cell table:style-name="ce4" office:value-type="string" calcext:value-type="string">
            <text:p>Trails#5000</text:p>
          </table:table-cell>
          <table:table-cell table:style-name="ce4" office:value-type="string" calcext:value-type="string">
            <text:p>Annex Tycho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4:36</text:p>
          </table:table-cell>
          <table:table-cell table:style-name="ce7" office:value-type="string" calcext:value-type="string">
            <text:p><text:a xlink:href="https://youtu.be/A8DaKjwF-eg" xlink:type="simple">https://youtu.be/A8DaKjwF-eg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16T06:07:40.84" calcext:value-type="date">
            <text:p>7/16/2021 6:07:40</text:p>
          </table:table-cell>
          <table:table-cell table:style-name="ce4" office:value-type="string" calcext:value-type="string">
            <text:p>dalegaard#1575</text:p>
          </table:table-cell>
          <table:table-cell table:style-name="ce4" office:value-type="string" calcext:value-type="string">
            <text:p>Ender 3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5:30</text:p>
          </table:table-cell>
          <table:table-cell table:style-name="ce7" office:value-type="string" calcext:value-type="string">
            <text:p><text:a xlink:href="https://youtu.be/AxrsoUQE5rw" xlink:type="simple">https://youtu.be/AxrsoUQE5rw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7-17T23:42:15.95" calcext:value-type="date">
            <text:p>7/17/2021 23:42:15</text:p>
          </table:table-cell>
          <table:table-cell table:style-name="ce4" office:value-type="string" calcext:value-type="string">
            <text:p>boilerbots#6012</text:p>
          </table:table-cell>
          <table:table-cell table:style-name="ce4" office:value-type="string" calcext:value-type="string">
            <text:p>Monoprice Mini Delt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7:42</text:p>
          </table:table-cell>
          <table:table-cell table:style-name="ce7" office:value-type="string" calcext:value-type="string">
            <text:p><text:a xlink:href="https://youtu.be/4ZicqbUAo1s" xlink:type="simple">https://youtu.be/4ZicqbUAo1s</text:a></text:p>
          </table:table-cell>
          <table:table-cell table:style-name="ce4" office:value-type="string" calcext:value-type="string">
            <text:p>Just a hack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7-28T14:23:22.47" calcext:value-type="date">
            <text:p>7/28/2021 14:23:22</text:p>
          </table:table-cell>
          <table:table-cell table:style-name="ce4" office:value-type="string" calcext:value-type="string">
            <text:p>Richard_3dprintingformoney</text:p>
          </table:table-cell>
          <table:table-cell table:style-name="ce4" office:value-type="string" calcext:value-type="string">
            <text:p>Ender 5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0:54</text:p>
          </table:table-cell>
          <table:table-cell table:style-name="ce7" office:value-type="string" calcext:value-type="string">
            <text:p><text:a xlink:href="https://youtu.be/e4ha3NhqxTE" xlink:type="simple">https://youtu.be/e4ha3NhqxTE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8-01T10:12:29.62" calcext:value-type="date">
            <text:p>8/1/2021 10:12:29</text:p>
          </table:table-cell>
          <table:table-cell table:style-name="ce4" office:value-type="string" calcext:value-type="string">
            <text:p>martinjb</text:p>
          </table:table-cell>
          <table:table-cell table:style-name="ce4" office:value-type="string" calcext:value-type="string">
            <text:p>BabyCube</text:p>
          </table:table-cell>
          <table:table-cell table:style-name="ce4" office:value-type="string" calcext:value-type="string">
            <text:p>CoreXZ</text:p>
          </table:table-cell>
          <table:table-cell table:style-name="ce4" office:value-type="string" calcext:value-type="string">
            <text:p>00:19:22</text:p>
          </table:table-cell>
          <table:table-cell table:style-name="ce7" office:value-type="string" calcext:value-type="string">
            <text:p><text:a xlink:href="https://www.youtube.com/watch?v=jGo57FBjNX4" xlink:type="simple">https://www.youtube.com/watch?v=jGo57FBjNX4</text:a></text:p>
          </table:table-cell>
          <table:table-cell table:style-name="ce7" office:value-type="string" calcext:value-type="string">
            <text:p><text:a xlink:href="https://github.com/martinbudden/BabyCube" xlink:type="simple">https://github.com/martinbudden/BabyCub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2T01:57:12.63" calcext:value-type="date">
            <text:p>8/2/2021 1:57:12</text:p>
          </table:table-cell>
          <table:table-cell table:style-name="ce4" office:value-type="string" calcext:value-type="string">
            <text:p>martinjb#9923</text:p>
          </table:table-cell>
          <table:table-cell table:style-name="ce4" office:value-type="string" calcext:value-type="string">
            <text:p>BabyCube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9:21</text:p>
          </table:table-cell>
          <table:table-cell table:style-name="ce7" office:value-type="string" calcext:value-type="string">
            <text:p><text:a xlink:href="https://www.youtube.com/watch?v=jGo57FBjNX4" xlink:type="simple">https://www.youtube.com/watch?v=jGo57FBjNX4</text:a></text:p>
          </table:table-cell>
          <table:table-cell table:style-name="ce7" office:value-type="string" calcext:value-type="string">
            <text:p><text:a xlink:href="https://github.com/martinbudden/BabyCube" xlink:type="simple">https://github.com/martinbudden/BabyCub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05T05:04:01.33" calcext:value-type="date">
            <text:p>8/5/2021 5:04:01</text:p>
          </table:table-cell>
          <table:table-cell table:style-name="ce4" office:value-type="string" calcext:value-type="string">
            <text:p>miklschmidt#2036</text:p>
          </table:table-cell>
          <table:table-cell table:style-name="ce4" office:value-type="string" calcext:value-type="string">
            <text:p>Rat Rig V-Core 3 - 400mm^3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5:27</text:p>
          </table:table-cell>
          <table:table-cell table:style-name="ce7" office:value-type="string" calcext:value-type="string">
            <text:p><text:a xlink:href="https://www.youtube.com/watch?v=foChudbKy60" xlink:type="simple">https://www.youtube.com/watch?v=foChudbKy60</text:a></text:p>
          </table:table-cell>
          <table:table-cell table:style-name="ce7" office:value-type="string" calcext:value-type="string">
            <text:p><text:a xlink:href="https://discord.gg/x9C5G3xUaR" xlink:type="simple">https://discord.gg/x9C5G3xUaR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12T04:57:57.88" calcext:value-type="date">
            <text:p>8/12/2021 4:57:57</text:p>
          </table:table-cell>
          <table:table-cell table:style-name="ce4" office:value-type="string" calcext:value-type="string">
            <text:p>lawgicau</text:p>
          </table:table-cell>
          <table:table-cell table:style-name="ce4" office:value-type="string" calcext:value-type="string">
            <text:p>FLsun Super Racer (stock)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16:43</text:p>
          </table:table-cell>
          <table:table-cell table:style-name="ce7" office:value-type="string" calcext:value-type="string">
            <text:p><text:a xlink:href="https://youtu.be/YTN3HEm85b4" xlink:type="simple">https://youtu.be/YTN3HEm85b4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08-25T22:16:27.26" calcext:value-type="date">
            <text:p>8/25/2021 22:16:27</text:p>
          </table:table-cell>
          <table:table-cell table:style-name="ce4" office:value-type="string" calcext:value-type="string">
            <text:p>miklschmidt#2036</text:p>
          </table:table-cell>
          <table:table-cell table:style-name="ce4" office:value-type="string" calcext:value-type="string">
            <text:p>Rat Rig V-Core 3 - 400mm^3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4:25</text:p>
          </table:table-cell>
          <table:table-cell table:style-name="ce7" office:value-type="string" calcext:value-type="string">
            <text:p><text:a xlink:href="https://www.youtube.com/watch?v=upRotqO953c" xlink:type="simple">https://www.youtube.com/watch?v=upRotqO953c</text:a></text:p>
          </table:table-cell>
          <table:table-cell table:style-name="ce7" office:value-type="string" calcext:value-type="string">
            <text:p><text:a xlink:href="https://discord.gg/x9C5G3xUaR" xlink:type="simple">https://discord.gg/x9C5G3xUaR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26T19:57:35.81" calcext:value-type="date">
            <text:p>8/26/2021 19:57:35</text:p>
          </table:table-cell>
          <table:table-cell table:style-name="ce4" office:value-type="string" calcext:value-type="string">
            <text:p>Trails#5000</text:p>
          </table:table-cell>
          <table:table-cell table:style-name="ce4" office:value-type="string" calcext:value-type="string">
            <text:p>Annex Tycho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4:00</text:p>
          </table:table-cell>
          <table:table-cell table:style-name="ce7" office:value-type="string" calcext:value-type="string">
            <text:p><text:a xlink:href="https://youtu.be/n7PiK4BrGic" xlink:type="simple">https://youtu.be/n7PiK4BrGic</text:a></text:p>
          </table:table-cell>
          <table:table-cell table:style-name="ce7" office:value-type="string" calcext:value-type="string">
            <text:p><text:a xlink:href="https://discord.gg/MzTR3zE" xlink:type="simple">https://discord.gg/MzTR3zE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31T23:46:23.2" calcext:value-type="date">
            <text:p>8/31/2021 23:46:23</text:p>
          </table:table-cell>
          <table:table-cell table:style-name="ce4" office:value-type="string" calcext:value-type="string">
            <text:p>Wendy L</text:p>
          </table:table-cell>
          <table:table-cell table:style-name="ce4" office:value-type="string" calcext:value-type="string">
            <text:p>BIQU BX(Stock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6:41</text:p>
          </table:table-cell>
          <table:table-cell table:style-name="ce7" office:value-type="string" calcext:value-type="string">
            <text:p><text:a xlink:href="https://youtu.be/jMyOkD2j2yI" xlink:type="simple">https://youtu.be/jMyOkD2j2yI</text:a></text:p>
          </table:table-cell>
          <table:table-cell table:style-name="ce7" office:value-type="string" calcext:value-type="string">
            <text:p><text:a xlink:href="https://bit.ly/3BvG9Pu" xlink:type="simple">https://bit.ly/3BvG9Pu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8-31T23:47:25.38" calcext:value-type="date">
            <text:p>8/31/2021 23:47:25</text:p>
          </table:table-cell>
          <table:table-cell table:style-name="ce4" office:value-type="string" calcext:value-type="string">
            <text:p>BIQU</text:p>
          </table:table-cell>
          <table:table-cell table:style-name="ce4" office:value-type="string" calcext:value-type="string">
            <text:p>BIQU BX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6:41</text:p>
          </table:table-cell>
          <table:table-cell table:style-name="ce7" office:value-type="string" calcext:value-type="string">
            <text:p><text:a xlink:href="https://youtu.be/jMyOkD2j2yI" xlink:type="simple">https://youtu.be/jMyOkD2j2yI</text:a></text:p>
          </table:table-cell>
          <table:table-cell table:style-name="ce7" office:value-type="string" calcext:value-type="string">
            <text:p><text:a xlink:href="https://bit.ly/3BvG9Pu" xlink:type="simple">https://bit.ly/3BvG9Pu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09-03T16:49:48.36" calcext:value-type="date">
            <text:p>9/3/2021 16:49:48</text:p>
          </table:table-cell>
          <table:table-cell table:style-name="ce4" office:value-type="string" calcext:value-type="string">
            <text:p>Dave Aldrich#7340</text:p>
          </table:table-cell>
          <table:table-cell table:style-name="ce4" office:value-type="string" calcext:value-type="string">
            <text:p>Voron V0.568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2:40</text:p>
          </table:table-cell>
          <table:table-cell table:style-name="ce7" office:value-type="string" calcext:value-type="string">
            <text:p><text:a xlink:href="https://youtu.be/_MGDpI_QJtM" xlink:type="simple">https://youtu.be/_MGDpI_QJtM</text:a></text:p>
          </table:table-cell>
          <table:table-cell table:style-name="ce7" office:value-type="string" calcext:value-type="string">
            <text:p><text:a xlink:href="https://www.reddit.com/r/voroncorexy/" xlink:type="simple">https://www.reddit.com/r/voroncorexy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10-07T15:45:05.72" calcext:value-type="date">
            <text:p>10/7/2021 15:45:05</text:p>
          </table:table-cell>
          <table:table-cell table:style-name="ce4" office:value-type="string" calcext:value-type="string">
            <text:p>NotS1mple#3985</text:p>
          </table:table-cell>
          <table:table-cell table:style-name="ce4" office:value-type="string" calcext:value-type="string">
            <text:p>Modified Ender 3 Pro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16:53</text:p>
          </table:table-cell>
          <table:table-cell table:style-name="ce7" office:value-type="string" calcext:value-type="string">
            <text:p><text:a xlink:href="https://youtu.be/3wuaoV8a5l8" xlink:type="simple">https://youtu.be/3wuaoV8a5l8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10-18T03:38:01.85" calcext:value-type="date">
            <text:p>10/18/2021 3:38:01</text:p>
          </table:table-cell>
          <table:table-cell table:style-name="ce4" office:value-type="string" calcext:value-type="string">
            <text:p>Albert247printing#4949</text:p>
          </table:table-cell>
          <table:table-cell table:style-name="ce4" office:value-type="string" calcext:value-type="string">
            <text:p>Voron 0.0 (247tuned)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3:27</text:p>
          </table:table-cell>
          <table:table-cell table:style-name="ce7" office:value-type="string" calcext:value-type="string">
            <text:p><text:a xlink:href="https://youtu.be/a6XRs-g6ngw" xlink:type="simple">https://youtu.be/a6XRs-g6ngw</text:a></text:p>
          </table:table-cell>
          <table:table-cell table:style-name="ce7" office:value-type="string" calcext:value-type="string">
            <text:p><text:a xlink:href="https://vorondesign.com/voron0.1" xlink:type="simple">https://vorondesign.com/voron0.1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11-02T05:28:54.71" calcext:value-type="date">
            <text:p>11/2/2021 5:28:54</text:p>
          </table:table-cell>
          <table:table-cell table:style-name="ce4" office:value-type="string" calcext:value-type="string">
            <text:p>Gutenberg3D</text:p>
          </table:table-cell>
          <table:table-cell table:style-name="ce4" office:value-type="string" calcext:value-type="string">
            <text:p>G-ZERO (Prototype)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59</text:p>
          </table:table-cell>
          <table:table-cell table:style-name="ce7" office:value-type="string" calcext:value-type="string">
            <text:p><text:a xlink:href="https://youtu.be/ThsYefdmepQ" xlink:type="simple">https://youtu.be/ThsYefdmepQ</text:a></text:p>
          </table:table-cell>
          <table:table-cell table:style-name="ce7" office:value-type="string" calcext:value-type="string">
            <text:p><text:a xlink:href="https://gutenberg.co.jp/" xlink:type="simple">https://gutenberg.co.jp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11-02T18:52:38.84" calcext:value-type="date">
            <text:p>11/2/2021 18:52:38</text:p>
          </table:table-cell>
          <table:table-cell table:style-name="ce4" office:value-type="string" calcext:value-type="string">
            <text:p>Guillaume452</text:p>
          </table:table-cell>
          <table:table-cell table:style-name="ce4" office:value-type="string" calcext:value-type="string">
            <text:p>VZBOT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6:16</text:p>
          </table:table-cell>
          <table:table-cell table:style-name="ce7" office:value-type="string" calcext:value-type="string">
            <text:p><text:a xlink:href="https://youtu.be/NN4lz3JqDDI" xlink:type="simple">https://youtu.be/NN4lz3JqDDI</text:a></text:p>
          </table:table-cell>
          <table:table-cell table:style-name="ce7" office:value-type="string" calcext:value-type="string">
            <text:p><text:a xlink:href="https://discord.gg/H2hV6s844x" xlink:type="simple">https://discord.gg/H2hV6s844x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11-06T01:16:24.65" calcext:value-type="date">
            <text:p>11/6/2021 1:16:24</text:p>
          </table:table-cell>
          <table:table-cell table:style-name="ce4" office:value-type="string" calcext:value-type="string">
            <text:p>Chip</text:p>
          </table:table-cell>
          <table:table-cell table:style-name="ce4" office:value-type="string" calcext:value-type="string">
            <text:p>SnakeOilXY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29</text:p>
          </table:table-cell>
          <table:table-cell table:style-name="ce7" office:value-type="string" calcext:value-type="string">
            <text:p><text:a xlink:href="https://www.youtube.com/watch?v=tPoP6zmxsCY" xlink:type="simple">https://www.youtube.com/watch?v=tPoP6zmxsCY</text:a></text:p>
          </table:table-cell>
          <table:table-cell table:style-name="ce7" office:value-type="string" calcext:value-type="string">
            <text:p><text:a xlink:href="https://github.com/ChipCE/SnakeOil-XY" xlink:type="simple">https://github.com/ChipCE/SnakeOil-XY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1-11-16T01:52:24.04" calcext:value-type="date">
            <text:p>11/16/2021 1:52:24</text:p>
          </table:table-cell>
          <table:table-cell table:style-name="ce4" office:value-type="string" calcext:value-type="string">
            <text:p>davide</text:p>
          </table:table-cell>
          <table:table-cell table:style-name="ce4" office:value-type="string" calcext:value-type="string">
            <text:p>Voron V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3:08</text:p>
          </table:table-cell>
          <table:table-cell table:style-name="ce7" office:value-type="string" calcext:value-type="string">
            <text:p><text:a xlink:href="https://youtu.be/t2OqvqeX2EI" xlink:type="simple">https://youtu.be/t2OqvqeX2EI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12-14T05:10:03.31" calcext:value-type="date">
            <text:p>12/14/2021 5:10:03</text:p>
          </table:table-cell>
          <table:table-cell table:style-name="ce4" office:value-type="string" calcext:value-type="string">
            <text:p>davide#3330</text:p>
          </table:table-cell>
          <table:table-cell table:style-name="ce4" office:value-type="string" calcext:value-type="string">
            <text:p>Voron 0.1 Modified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2:52</text:p>
          </table:table-cell>
          <table:table-cell table:style-name="ce7" office:value-type="string" calcext:value-type="string">
            <text:p><text:a xlink:href="https://youtu.be/f2q4sUZoo-Y" xlink:type="simple">https://youtu.be/f2q4sUZoo-Y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12-25T04:27:16.74" calcext:value-type="date">
            <text:p>12/25/2021 4:27:16</text:p>
          </table:table-cell>
          <table:table-cell table:style-name="ce4" office:value-type="string" calcext:value-type="string">
            <text:p>ember_cc#3959</text:p>
          </table:table-cell>
          <table:table-cell table:style-name="ce4" office:value-type="string" calcext:value-type="string">
            <text:p>DIY Cross Gantry Printer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00:03:21</text:p>
          </table:table-cell>
          <table:table-cell table:style-name="ce7" office:value-type="string" calcext:value-type="string">
            <text:p><text:a xlink:href="https://youtu.be/H7nYXnaKUYE" xlink:type="simple">https://youtu.be/H7nYXnaKUYE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1-12-31T10:30:35.57" calcext:value-type="date">
            <text:p>12/31/2021 10:30:35</text:p>
          </table:table-cell>
          <table:table-cell table:style-name="ce4" office:value-type="string" calcext:value-type="string">
            <text:p>SoftFever#4641</text:p>
          </table:table-cell>
          <table:table-cell table:style-name="ce4" office:value-type="string" calcext:value-type="string">
            <text:p>Voron V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4:34</text:p>
          </table:table-cell>
          <table:table-cell table:style-name="ce7" office:value-type="string" calcext:value-type="string">
            <text:p><text:a xlink:href="https://youtu.be/pTz2F8OtTVU" xlink:type="simple">https://youtu.be/pTz2F8OtTVU</text:a></text:p>
          </table:table-cell>
          <table:table-cell table:style-name="ce7" office:value-type="string" calcext:value-type="string">
            <text:p><text:a xlink:href="https://vorondesign.com/voron0.1" xlink:type="simple">https://vorondesign.com/voron0.1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3T09:57:17.74" calcext:value-type="date">
            <text:p>1/3/2022 9:57:17</text:p>
          </table:table-cell>
          <table:table-cell table:style-name="ce4" office:value-type="string" calcext:value-type="string">
            <text:p>NotS1mple#3985</text:p>
          </table:table-cell>
          <table:table-cell table:style-name="ce4" office:value-type="string" calcext:value-type="string">
            <text:p>Modified Ender 3 Pro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6:35</text:p>
          </table:table-cell>
          <table:table-cell table:style-name="ce7" office:value-type="string" calcext:value-type="string">
            <text:p><text:a xlink:href="https://youtu.be/wN9umgjN4r4" xlink:type="simple">https://youtu.be/wN9umgjN4r4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1-05T23:26:21.2" calcext:value-type="date">
            <text:p>1/5/2022 23:26:21</text:p>
          </table:table-cell>
          <table:table-cell table:style-name="ce4" office:value-type="string" calcext:value-type="string">
            <text:p>wmariz#8351</text:p>
          </table:table-cell>
          <table:table-cell table:style-name="ce4" office:value-type="string" calcext:value-type="string">
            <text:p>Custom CoreXY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5:49</text:p>
          </table:table-cell>
          <table:table-cell table:style-name="ce7" office:value-type="string" calcext:value-type="string">
            <text:p><text:a xlink:href="https://www.youtube.com/watch?v=Kx00Jh8Wsrg" xlink:type="simple">https://www.youtube.com/watch?v=Kx00Jh8Wsrg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1-08T17:16:28.02" calcext:value-type="date">
            <text:p>1/8/2022 17:16:28</text:p>
          </table:table-cell>
          <table:table-cell table:style-name="ce4" office:value-type="string" calcext:value-type="string">
            <text:p>Melvin#7941</text:p>
          </table:table-cell>
          <table:table-cell table:style-name="ce4" office:value-type="string" calcext:value-type="string">
            <text:p>Ender 3 Pro (modified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6:30</text:p>
          </table:table-cell>
          <table:table-cell table:style-name="ce7" office:value-type="string" calcext:value-type="string">
            <text:p><text:a xlink:href="https://youtu.be/XB9eMsgy_cw" xlink:type="simple">https://youtu.be/XB9eMsgy_cw</text:a></text:p>
          </table:table-cell>
          <table:table-cell table:style-name="ce4" office:value-type="string" calcext:value-type="string">
            <text:p>I post a lot about my printers om social media, especially Instagram and Reddit: https://linktr.ee/3dprinterfun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13T09:42:48.01" calcext:value-type="date">
            <text:p>1/13/2022 9:42:48</text:p>
          </table:table-cell>
          <table:table-cell table:style-name="ce4" office:value-type="string" calcext:value-type="string">
            <text:p>Jericho#5575</text:p>
          </table:table-cell>
          <table:table-cell table:style-name="ce4" office:value-type="string" calcext:value-type="string">
            <text:p>Voron V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42</text:p>
          </table:table-cell>
          <table:table-cell table:style-name="ce7" office:value-type="string" calcext:value-type="string">
            <text:p><text:a xlink:href="https://youtu.be/2XQPvVrUcP8" xlink:type="simple">https://youtu.be/2XQPvVrUcP8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1-14T17:32:43.2" calcext:value-type="date">
            <text:p>1/14/2022 17:32:43</text:p>
          </table:table-cell>
          <table:table-cell table:style-name="ce4" office:value-type="string" calcext:value-type="string">
            <text:p>guillaume452</text:p>
          </table:table-cell>
          <table:table-cell table:style-name="ce4" office:value-type="string" calcext:value-type="string">
            <text:p>VzBoT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3:54</text:p>
          </table:table-cell>
          <table:table-cell table:style-name="ce7" office:value-type="string" calcext:value-type="string">
            <text:p><text:a xlink:href="https://youtu.be/C_1rCl2rwqw" xlink:type="simple">https://youtu.be/C_1rCl2rwqw</text:a></text:p>
          </table:table-cell>
          <table:table-cell table:style-name="ce7" office:value-type="string" calcext:value-type="string">
            <text:p><text:a xlink:href="https://github.com/VzBot3D/VzBot" xlink:type="simple">https://github.com/VzBot3D/VzBot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18T12:31:37.42" calcext:value-type="date">
            <text:p>1/18/2022 12:31:37</text:p>
          </table:table-cell>
          <table:table-cell table:style-name="ce4" office:value-type="string" calcext:value-type="string">
            <text:p>David Wang</text:p>
          </table:table-cell>
          <table:table-cell table:style-name="ce4" office:value-type="string" calcext:value-type="string">
            <text:p>Rat Rig V-Core 3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15:20</text:p>
          </table:table-cell>
          <table:table-cell table:style-name="ce7" office:value-type="string" calcext:value-type="string">
            <text:p><text:a xlink:href="https://youtu.be/cgoBhDDoqFo" xlink:type="simple">https://youtu.be/cgoBhDDoqFo</text:a></text:p>
          </table:table-cell>
          <table:table-cell table:style-name="ce7" office:value-type="string" calcext:value-type="string">
            <text:p><text:a xlink:href="https://discord.gg/c5CfvGpY" xlink:type="simple">https://discord.gg/c5CfvGpY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23T10:47:11.65" calcext:value-type="date">
            <text:p>1/23/2022 10:47:11</text:p>
          </table:table-cell>
          <table:table-cell table:style-name="ce4" office:value-type="string" calcext:value-type="string">
            <text:p>Wenn#1349</text:p>
          </table:table-cell>
          <table:table-cell table:style-name="ce4" office:value-type="string" calcext:value-type="string">
            <text:p>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5:15</text:p>
          </table:table-cell>
          <table:table-cell table:style-name="ce7" office:value-type="string" calcext:value-type="string">
            <text:p><text:a xlink:href="https://www.youtube.com/watch?v=-NfrheSXQ2A&amp;ab_channel=Wenn" xlink:type="simple">https://www.youtube.com/watch?v=-NfrheSXQ2A&amp;ab_channel=Wenn</text:a></text:p>
          </table:table-cell>
          <table:table-cell table:style-name="ce7" office:value-type="string" calcext:value-type="string">
            <text:p><text:a xlink:href="https://www.reddit.com/r/ender3v2/" xlink:type="simple">https://www.reddit.com/r/ender3v2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29T01:18:49.52" calcext:value-type="date">
            <text:p>1/29/2022 1:18:49</text:p>
          </table:table-cell>
          <table:table-cell table:style-name="ce4" office:value-type="string" calcext:value-type="string">
            <text:p>Melvin (3dprinterfun)#7941</text:p>
          </table:table-cell>
          <table:table-cell table:style-name="ce4" office:value-type="string" calcext:value-type="string">
            <text:p>Ender 3 Pro (modified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4:53</text:p>
          </table:table-cell>
          <table:table-cell table:style-name="ce7" office:value-type="string" calcext:value-type="string">
            <text:p><text:a xlink:href="https://youtu.be/pRpImSV_lco" xlink:type="simple">https://youtu.be/pRpImSV_lco</text:a></text:p>
          </table:table-cell>
          <table:table-cell table:style-name="ce4" office:value-type="string" calcext:value-type="string">
            <text:p>https://linktr.ee/3dprinterfun i post updates on social media about my printers!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2-01T12:43:25.26" calcext:value-type="date">
            <text:p>2/1/2022 12:43:25</text:p>
          </table:table-cell>
          <table:table-cell table:style-name="ce4" office:value-type="string" calcext:value-type="string">
            <text:p>NotS1mple#3985</text:p>
          </table:table-cell>
          <table:table-cell table:style-name="ce4" office:value-type="string" calcext:value-type="string">
            <text:p>Modified Ender 3 Pro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4:48</text:p>
          </table:table-cell>
          <table:table-cell table:style-name="ce7" office:value-type="string" calcext:value-type="string">
            <text:p><text:a xlink:href="https://youtu.be/mq55St5gfGE" xlink:type="simple">https://youtu.be/mq55St5gfGE</text:a></text:p>
          </table:table-cell>
          <table:table-cell table:style-name="ce4" office:value-type="string" calcext:value-type="string">
            <text:p>Link to profile and Y axis in video description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2-02T02:32:34.5" calcext:value-type="date">
            <text:p>2/2/2022 2:32:34</text:p>
          </table:table-cell>
          <table:table-cell table:style-name="ce4" office:value-type="string" calcext:value-type="string">
            <text:p>VBXNwi3mk3s#6491</text:p>
          </table:table-cell>
          <table:table-cell table:style-name="ce4" office:value-type="string" calcext:value-type="string">
            <text:p>SnakeOilXY-18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8:01</text:p>
          </table:table-cell>
          <table:table-cell table:style-name="ce7" office:value-type="string" calcext:value-type="string">
            <text:p><text:a xlink:href="https://youtu.be/dOBZe3nCUQY" xlink:type="simple">https://youtu.be/dOBZe3nCUQY</text:a></text:p>
          </table:table-cell>
          <table:table-cell table:style-name="ce7" office:value-type="string" calcext:value-type="string">
            <text:p><text:a xlink:href="https://github.com/SnakeOilXY/SnakeOil-XY" xlink:type="simple">https://github.com/SnakeOilXY/SnakeOil-XY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2-06T21:20:47.1" calcext:value-type="date">
            <text:p>2/6/2022 21:20:47</text:p>
          </table:table-cell>
          <table:table-cell table:style-name="ce4" office:value-type="string" calcext:value-type="string">
            <text:p>Beraval#5769</text:p>
          </table:table-cell>
          <table:table-cell table:style-name="ce4" office:value-type="string" calcext:value-type="string">
            <text:p>V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2:43</text:p>
          </table:table-cell>
          <table:table-cell table:style-name="ce7" office:value-type="string" calcext:value-type="string">
            <text:p><text:a xlink:href="https://youtu.be/rIXgOSkaCeo" xlink:type="simple">https://youtu.be/rIXgOSkaCeo</text:a></text:p>
          </table:table-cell>
          <table:table-cell table:style-name="ce7" office:value-type="string" calcext:value-type="string">
            <text:p><text:a xlink:href="https://vorondesign.com/voron0.1" xlink:type="simple">https://vorondesign.com/voron0.1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2-08T09:58:30.96" calcext:value-type="date">
            <text:p>2/8/2022 9:58:30</text:p>
          </table:table-cell>
          <table:table-cell table:style-name="ce4" office:value-type="string" calcext:value-type="string">
            <text:p>Beraval#5769</text:p>
          </table:table-cell>
          <table:table-cell table:style-name="ce4" office:value-type="string" calcext:value-type="string">
            <text:p>Voron V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2:40</text:p>
          </table:table-cell>
          <table:table-cell table:style-name="ce7" office:value-type="string" calcext:value-type="string">
            <text:p><text:a xlink:href="https://youtu.be/CAwaGuEbM2o" xlink:type="simple">https://youtu.be/CAwaGuEbM2o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2-23T02:07:14.16" calcext:value-type="date">
            <text:p>2/23/2022 2:07:14</text:p>
          </table:table-cell>
          <table:table-cell table:style-name="ce4" office:value-type="string" calcext:value-type="string">
            <text:p>Lawrence#5027</text:p>
          </table:table-cell>
          <table:table-cell table:style-name="ce4" office:value-type="string" calcext:value-type="string">
            <text:p>Custom Ender 3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4:47</text:p>
          </table:table-cell>
          <table:table-cell table:style-name="ce7" office:value-type="string" calcext:value-type="string">
            <text:p><text:a xlink:href="https://www.youtube.com/watch?v=HTzlffN93UU" xlink:type="simple">https://www.youtube.com/watch?v=HTzlffN93UU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2-26T01:45:46.09" calcext:value-type="date">
            <text:p>2/26/2022 1:45:46</text:p>
          </table:table-cell>
          <table:table-cell table:style-name="ce4" office:value-type="string" calcext:value-type="string">
            <text:p>Flaquer#4128</text:p>
          </table:table-cell>
          <table:table-cell table:style-name="ce4" office:value-type="string" calcext:value-type="string">
            <text:p>Kingroon KP3S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8:34</text:p>
          </table:table-cell>
          <table:table-cell table:style-name="ce7" office:value-type="string" calcext:value-type="string">
            <text:p><text:a xlink:href="https://www.youtube.com/watch?v=wC9QP4bgPro" xlink:type="simple">https://www.youtube.com/watch?v=wC9QP4bgPro</text:a></text:p>
          </table:table-cell>
          <table:table-cell table:style-name="ce7" office:value-type="string" calcext:value-type="string">
            <text:p><text:a xlink:href="https://pt-br.facebook.com/groups/kingroon3d/" xlink:type="simple">https://pt-br.facebook.com/groups/kingroon3d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3-04T19:40:34.1" calcext:value-type="date">
            <text:p>3/4/2022 19:40:34</text:p>
          </table:table-cell>
          <table:table-cell table:style-name="ce4" office:value-type="string" calcext:value-type="string">
            <text:p>Null#3621</text:p>
          </table:table-cell>
          <table:table-cell table:style-name="ce4" office:value-type="string" calcext:value-type="string">
            <text:p>Modified 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6:50</text:p>
          </table:table-cell>
          <table:table-cell table:style-name="ce7" office:value-type="string" calcext:value-type="string">
            <text:p><text:a xlink:href="https://youtu.be/RlH2MsXqxMs" xlink:type="simple">https://youtu.be/RlH2MsXqxMs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3-05T05:00:39.78" calcext:value-type="date">
            <text:p>3/5/2022 5:00:39</text:p>
          </table:table-cell>
          <table:table-cell table:style-name="ce4" office:value-type="string" calcext:value-type="string">
            <text:p>albertozanardo#1365</text:p>
          </table:table-cell>
          <table:table-cell table:style-name="ce4" office:value-type="string" calcext:value-type="string">
            <text:p>Two Trees Sapphire Pro (SP-5)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1:54</text:p>
          </table:table-cell>
          <table:table-cell table:style-name="ce7" office:value-type="string" calcext:value-type="string">
            <text:p><text:a xlink:href="https://youtu.be/tiv2-XtsNCY" xlink:type="simple">https://youtu.be/tiv2-XtsNCY</text:a></text:p>
          </table:table-cell>
          <table:table-cell table:style-name="ce7" office:value-type="string" calcext:value-type="string">
            <text:p><text:a xlink:href="https://www.facebook.com/groups/thediamondmount" xlink:type="simple">https://www.facebook.com/groups/thediamondmount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3-06T04:17:02.22" calcext:value-type="date">
            <text:p>3/6/2022 4:17:02</text:p>
          </table:table-cell>
          <table:table-cell table:style-name="ce4" office:value-type="string" calcext:value-type="string">
            <text:p>David Wang</text:p>
          </table:table-cell>
          <table:table-cell table:style-name="ce4" office:value-type="string" calcext:value-type="string">
            <text:p>Rat Rig V-Core 3 500mm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9:08</text:p>
          </table:table-cell>
          <table:table-cell table:style-name="ce7" office:value-type="string" calcext:value-type="string">
            <text:p><text:a xlink:href="https://youtu.be/fRpUZCpS5BA" xlink:type="simple">https://youtu.be/fRpUZCpS5BA</text:a></text:p>
          </table:table-cell>
          <table:table-cell table:style-name="ce7" office:value-type="string" calcext:value-type="string">
            <text:p><text:a xlink:href="https://discord.gg/93PerHjf" xlink:type="simple">https://discord.gg/93PerHjf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3-13T07:28:02.18" calcext:value-type="date">
            <text:p>3/13/2022 7:28:02</text:p>
          </table:table-cell>
          <table:table-cell table:style-name="ce4" office:value-type="string" calcext:value-type="string">
            <text:p>Melvin (3dprinterfun)#7941</text:p>
          </table:table-cell>
          <table:table-cell table:style-name="ce4" office:value-type="string" calcext:value-type="string">
            <text:p>Ender 3 Pro (highly modified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3:55</text:p>
          </table:table-cell>
          <table:table-cell table:style-name="ce7" office:value-type="string" calcext:value-type="string">
            <text:p><text:a xlink:href="https://youtu.be/avrY8JAkGA0" xlink:type="simple">https://youtu.be/avrY8JAkGA0</text:a></text:p>
          </table:table-cell>
          <table:table-cell table:style-name="ce7" office:value-type="string" calcext:value-type="string">
            <text:p><text:a xlink:href="https://linktr.ee/3dprinterfun" xlink:type="simple">https://linktr.ee/3dprinterfun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3-14T13:14:31.35" calcext:value-type="date">
            <text:p>3/14/2022 13:14:31</text:p>
          </table:table-cell>
          <table:table-cell table:style-name="ce4" office:value-type="string" calcext:value-type="string">
            <text:p>cha-han#5686</text:p>
          </table:table-cell>
          <table:table-cell table:style-name="ce4" office:value-type="string" calcext:value-type="string">
            <text:p>Cerberus Delta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28:51</text:p>
          </table:table-cell>
          <table:table-cell table:style-name="ce7" office:value-type="string" calcext:value-type="string">
            <text:p><text:a xlink:href="https://youtu.be/oqLhtuokg6U" xlink:type="simple">https://youtu.be/oqLhtuokg6U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4-13T16:24:10.43" calcext:value-type="date">
            <text:p>4/13/2022 16:24:10</text:p>
          </table:table-cell>
          <table:table-cell table:style-name="ce4" office:value-type="string" calcext:value-type="string">
            <text:p>Wenn#1349</text:p>
          </table:table-cell>
          <table:table-cell table:style-name="ce4" office:value-type="string" calcext:value-type="string">
            <text:p>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2:50</text:p>
          </table:table-cell>
          <table:table-cell table:style-name="ce7" office:value-type="string" calcext:value-type="string">
            <text:p><text:a xlink:href="https://www.youtube.com/watch?v=DwPeNPZSdKA&amp;ab_channel=Wenn" xlink:type="simple">https://www.youtube.com/watch?v=DwPeNPZSdKA&amp;ab_channel=Wenn</text:a></text:p>
          </table:table-cell>
          <table:table-cell table:style-name="ce7" office:value-type="string" calcext:value-type="string">
            <text:p><text:a xlink:href="https://www.reddit.com/r/ender3v2/" xlink:type="simple">https://www.reddit.com/r/ender3v2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4-15T08:55:23.7" calcext:value-type="date">
            <text:p>4/15/2022 8:55:23</text:p>
          </table:table-cell>
          <table:table-cell table:style-name="ce4" office:value-type="string" calcext:value-type="string">
            <text:p>Methias</text:p>
          </table:table-cell>
          <table:table-cell table:style-name="ce4" office:value-type="string" calcext:value-type="string">
            <text:p>Creality Ender 3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1:47</text:p>
          </table:table-cell>
          <table:table-cell table:style-name="ce7" office:value-type="string" calcext:value-type="string">
            <text:p><text:a xlink:href="https://youtu.be/ixeV8OxQkqA" xlink:type="simple">https://youtu.be/ixeV8OxQkqA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6-15T13:42:27.07" calcext:value-type="date">
            <text:p>6/15/2022 13:42:27</text:p>
          </table:table-cell>
          <table:table-cell table:style-name="ce4" office:value-type="string" calcext:value-type="string">
            <text:p>Xander52#5252</text:p>
          </table:table-cell>
          <table:table-cell table:style-name="ce4" office:value-type="string" calcext:value-type="string">
            <text:p>Voron 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6:50</text:p>
          </table:table-cell>
          <table:table-cell table:style-name="ce7" office:value-type="string" calcext:value-type="string">
            <text:p><text:a xlink:href="https://youtu.be/XIWLH7WTHTw" xlink:type="simple">https://youtu.be/XIWLH7WTHTw</text:a></text:p>
          </table:table-cell>
          <table:table-cell table:style-name="ce7" office:value-type="string" calcext:value-type="string">
            <text:p><text:a xlink:href="https://vorondesign.com/voron0.1" xlink:type="simple">https://vorondesign.com/voron0.1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6-22T09:42:56.75" calcext:value-type="date">
            <text:p>6/22/2022 9:42:56</text:p>
          </table:table-cell>
          <table:table-cell table:style-name="ce4" office:value-type="string" calcext:value-type="string">
            <text:p>Xino_Kudeiro#5268</text:p>
          </table:table-cell>
          <table:table-cell table:style-name="ce4" office:value-type="string" calcext:value-type="string">
            <text:p>Voron Trident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7:54</text:p>
          </table:table-cell>
          <table:table-cell table:style-name="ce7" office:value-type="string" calcext:value-type="string">
            <text:p><text:a xlink:href="https://youtu.be/WG-TEctz304" xlink:type="simple">https://youtu.be/WG-TEctz304</text:a></text:p>
          </table:table-cell>
          <table:table-cell table:style-name="ce7" office:value-type="string" calcext:value-type="string">
            <text:p><text:a xlink:href="https://vorondesign.com/" xlink:type="simple">https://vorondesign.com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7-06T18:41:07.01" calcext:value-type="date">
            <text:p>7/6/2022 18:41:07</text:p>
          </table:table-cell>
          <table:table-cell table:style-name="ce4" office:value-type="string" calcext:value-type="string">
            <text:p>LordAppples#9796</text:p>
          </table:table-cell>
          <table:table-cell table:style-name="ce4" office:value-type="string" calcext:value-type="string">
            <text:p>FORMBOT Voron 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9:22</text:p>
          </table:table-cell>
          <table:table-cell table:style-name="ce7" office:value-type="string" calcext:value-type="string">
            <text:p><text:a xlink:href="https://www.youtube.com/watch?v=3XZGrJ3F7qs" xlink:type="simple">https://www.youtube.com/watch?v=3XZGrJ3F7qs</text:a></text:p>
          </table:table-cell>
          <table:table-cell table:style-name="ce7" office:value-type="string" calcext:value-type="string">
            <text:p><text:a xlink:href="https://www.formbot3d.com/products/voron-v01-corexy-3d-printer-kit-164" xlink:type="simple">https://www.formbot3d.com/products/voron-v01-corexy-3d-printer-kit-164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7-12T15:34:45.18" calcext:value-type="date">
            <text:p>7/12/2022 15:34:45</text:p>
          </table:table-cell>
          <table:table-cell table:style-name="ce4" office:value-type="string" calcext:value-type="string">
            <text:p>victor.isaxon#1629</text:p>
          </table:table-cell>
          <table:table-cell table:style-name="ce4" office:value-type="string" calcext:value-type="string">
            <text:p>Ender 3 pro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9:59:49</text:p>
          </table:table-cell>
          <table:table-cell table:style-name="ce7" office:value-type="string" calcext:value-type="string">
            <text:p><text:a xlink:href="https://www.youtube.com/watch?v=mj24q2HBM7Q" xlink:type="simple">https://www.youtube.com/watch?v=mj24q2HBM7Q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7-19T23:32:22.9" calcext:value-type="date">
            <text:p>7/19/2022 23:32:22</text:p>
          </table:table-cell>
          <table:table-cell table:style-name="ce4" office:value-type="string" calcext:value-type="string">
            <text:p>Sebastian Podesta</text:p>
          </table:table-cell>
          <table:table-cell table:style-name="ce4" office:value-type="string" calcext:value-type="string">
            <text:p>Prusa Bear Custom (StealthBearner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0:32</text:p>
          </table:table-cell>
          <table:table-cell table:style-name="ce7" office:value-type="string" calcext:value-type="string">
            <text:p><text:a xlink:href="https://youtu.be/PjvYVCsw_kQ" xlink:type="simple">https://youtu.be/PjvYVCsw_kQ</text:a></text:p>
          </table:table-cell>
          <table:table-cell table:style-name="ce7" office:value-type="string" calcext:value-type="string">
            <text:p><text:a xlink:href="https://www.printables.com/model/54545-afterbearner-the-prusa-bear-afterburner-stealthbea" xlink:type="simple">https://www.printables.com/model/54545-afterbearner-the-prusa-bear-afterburner-stealthbea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8-17T14:14:45.44" calcext:value-type="date">
            <text:p>8/17/2022 14:14:45</text:p>
          </table:table-cell>
          <table:table-cell table:style-name="ce4" office:value-type="string" calcext:value-type="string">
            <text:p>Rocksalt</text:p>
          </table:table-cell>
          <table:table-cell table:style-name="ce4" office:value-type="string" calcext:value-type="string">
            <text:p>Sapphire plus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11:00</text:p>
          </table:table-cell>
          <table:table-cell table:style-name="ce7" office:value-type="string" calcext:value-type="string">
            <text:p><text:a xlink:href="https://www.youtube.com/watch?v=3327nRp8mEg" xlink:type="simple">https://www.youtube.com/watch?v=3327nRp8mEg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8-22T12:37:31.14" calcext:value-type="date">
            <text:p>8/22/2022 12:37:31</text:p>
          </table:table-cell>
          <table:table-cell table:style-name="ce4" office:value-type="string" calcext:value-type="string">
            <text:p>Rocksalt</text:p>
          </table:table-cell>
          <table:table-cell table:style-name="ce4" office:value-type="string" calcext:value-type="string">
            <text:p>Sapphire Plus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7:52</text:p>
          </table:table-cell>
          <table:table-cell table:style-name="ce7" office:value-type="string" calcext:value-type="string">
            <text:p><text:a xlink:href="https://www.youtube.com/watch?v=iz5tMJZ2CQg" xlink:type="simple">https://www.youtube.com/watch?v=iz5tMJZ2CQg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8-22T23:29:43.72" calcext:value-type="date">
            <text:p>8/22/2022 23:29:43</text:p>
          </table:table-cell>
          <table:table-cell table:style-name="ce4" office:value-type="string" calcext:value-type="string">
            <text:p>Rocksalt</text:p>
          </table:table-cell>
          <table:table-cell table:style-name="ce4" office:value-type="string" calcext:value-type="string">
            <text:p>Sappire plus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6:26</text:p>
          </table:table-cell>
          <table:table-cell table:style-name="ce7" office:value-type="string" calcext:value-type="string">
            <text:p><text:a xlink:href="https://www.youtube.com/watch?v=l04DCQ4Yq5Q" xlink:type="simple">https://www.youtube.com/watch?v=l04DCQ4Yq5Q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09-15T21:10:59.76" calcext:value-type="date">
            <text:p>9/15/2022 21:10:59</text:p>
          </table:table-cell>
          <table:table-cell table:style-name="ce4" office:value-type="string" calcext:value-type="string">
            <text:p>LordAppples#9796</text:p>
          </table:table-cell>
          <table:table-cell table:style-name="ce4" office:value-type="string" calcext:value-type="string">
            <text:p>VERY modded Voron 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3:24</text:p>
          </table:table-cell>
          <table:table-cell table:style-name="ce7" office:value-type="string" calcext:value-type="string">
            <text:p><text:a xlink:href="https://www.youtube.com/watch?v=ZutYTV-W6lA" xlink:type="simple">https://www.youtube.com/watch?v=ZutYTV-W6lA</text:a></text:p>
          </table:table-cell>
          <table:table-cell table:style-name="ce4" office:value-type="string" calcext:value-type="string">
            <text:p>https://vorondesign.com/voron0.1 https://app.gumroad.com/d/14c4f9bf1bbd59c876cb7f52fc66b82b?_ga=2.101960641.1721478561.1655437999-761663096.164187425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10-31T01:44:29.3" calcext:value-type="date">
            <text:p>10/31/2022 1:44:29</text:p>
          </table:table-cell>
          <table:table-cell table:style-name="ce4" office:value-type="string" calcext:value-type="string">
            <text:p>||bigbadbruno||#1890</text:p>
          </table:table-cell>
          <table:table-cell table:style-name="ce4" office:value-type="string" calcext:value-type="string">
            <text:p>Ender 3 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4:22</text:p>
          </table:table-cell>
          <table:table-cell table:style-name="ce7" office:value-type="string" calcext:value-type="string">
            <text:p><text:a xlink:href="https://youtu.be/zVA4CNrtXfg" xlink:type="simple">https://youtu.be/zVA4CNrtXfg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11-05T03:54:46.72" calcext:value-type="date">
            <text:p>11/5/2022 3:54:46</text:p>
          </table:table-cell>
          <table:table-cell table:style-name="ce4" office:value-type="string" calcext:value-type="string">
            <text:p>Kanrog87#7556</text:p>
          </table:table-cell>
          <table:table-cell table:style-name="ce4" office:value-type="string" calcext:value-type="string">
            <text:p>Sidewinder X1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3:00</text:p>
          </table:table-cell>
          <table:table-cell table:style-name="ce7" office:value-type="string" calcext:value-type="string">
            <text:p><text:a xlink:href="https://youtu.be/Tmo9VswRD84" xlink:type="simple">https://youtu.be/Tmo9VswRD84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11-26T19:19:21.68" calcext:value-type="date">
            <text:p>11/26/2022 19:19:21</text:p>
          </table:table-cell>
          <table:table-cell table:style-name="ce4" office:value-type="string" calcext:value-type="string">
            <text:p>Mongoose#5986</text:p>
          </table:table-cell>
          <table:table-cell table:style-name="ce4" office:value-type="string" calcext:value-type="string">
            <text:p>Prusa MK3S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21:28</text:p>
          </table:table-cell>
          <table:table-cell table:style-name="ce7" office:value-type="string" calcext:value-type="string">
            <text:p><text:a xlink:href="https://www.youtube.com/watch?v=JKcF3z1gkSk" xlink:type="simple">https://www.youtube.com/watch?v=JKcF3z1gkSk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2-12-05T20:06:30.81" calcext:value-type="date">
            <text:p>12/5/2022 20:06:30</text:p>
          </table:table-cell>
          <table:table-cell table:style-name="ce4" office:value-type="string" calcext:value-type="string">
            <text:p>Rocksalt</text:p>
          </table:table-cell>
          <table:table-cell table:style-name="ce4" office:value-type="string" calcext:value-type="string">
            <text:p>Two Trees Sapphire plus overhaul</text:p>
          </table:table-cell>
          <table:table-cell table:style-name="ce4" office:value-type="string" calcext:value-type="string">
            <text:p>Cross Gantry</text:p>
          </table:table-cell>
          <table:table-cell table:style-name="ce4" office:value-type="string" calcext:value-type="string">
            <text:p>10:16</text:p>
          </table:table-cell>
          <table:table-cell table:style-name="ce7" office:value-type="string" calcext:value-type="string">
            <text:p><text:a xlink:href="https://www.youtube.com/watch?v=R81jqwdXqOw" xlink:type="simple">https://www.youtube.com/watch?v=R81jqwdXqOw</text:a></text:p>
          </table:table-cell>
          <table:table-cell table:style-name="ce4" office:value-type="string" calcext:value-type="string">
            <text:p>N/A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12-21T06:03:34.78" calcext:value-type="date">
            <text:p>12/21/2022 6:03:34</text:p>
          </table:table-cell>
          <table:table-cell table:style-name="ce4" office:value-type="string" calcext:value-type="string">
            <text:p>_Leonardo_#5314</text:p>
          </table:table-cell>
          <table:table-cell table:style-name="ce4" office:value-type="string" calcext:value-type="string">
            <text:p>Voron 0.1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6:05</text:p>
          </table:table-cell>
          <table:table-cell table:style-name="ce7" office:value-type="string" calcext:value-type="string">
            <text:p><text:a xlink:href="https://youtu.be/hRyuvEfwh1Q" xlink:type="simple">https://youtu.be/hRyuvEfwh1Q</text:a></text:p>
          </table:table-cell>
          <table:table-cell table:style-name="ce7" office:value-type="string" calcext:value-type="string">
            <text:p><text:a xlink:href="https://vorondesign.com/voron0.1" xlink:type="simple">https://vorondesign.com/voron0.1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1-15T15:43:56.14" calcext:value-type="date">
            <text:p>1/15/2023 15:43:56</text:p>
          </table:table-cell>
          <table:table-cell table:style-name="ce4" office:value-type="string" calcext:value-type="string">
            <text:p>Mongoose#5986</text:p>
          </table:table-cell>
          <table:table-cell table:style-name="ce4" office:value-type="string" calcext:value-type="string">
            <text:p>Monoprice Maker Select V2.1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2:19</text:p>
          </table:table-cell>
          <table:table-cell table:style-name="ce7" office:value-type="string" calcext:value-type="string">
            <text:p><text:a xlink:href="https://www.youtube.com/watch?v=4rySfHn5-iU" xlink:type="simple">https://www.youtube.com/watch?v=4rySfHn5-iU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1-24T15:09:43.19" calcext:value-type="date">
            <text:p>1/24/2023 15:09:43</text:p>
          </table:table-cell>
          <table:table-cell table:style-name="ce4" office:value-type="string" calcext:value-type="string">
            <text:p>s t i m s#9489</text:p>
          </table:table-cell>
          <table:table-cell table:style-name="ce4" office:value-type="string" calcext:value-type="string">
            <text:p>Voron 2.4r2 300mm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12:52</text:p>
          </table:table-cell>
          <table:table-cell table:style-name="ce7" office:value-type="string" calcext:value-type="string">
            <text:p><text:a xlink:href="https://youtu.be/2OcdmX9KYIw" xlink:type="simple">https://youtu.be/2OcdmX9KYIw</text:a></text:p>
          </table:table-cell>
          <table:table-cell table:style-name="ce7" office:value-type="string" calcext:value-type="string">
            <text:p><text:a xlink:href="https://discord.com/channels/460117602945990666/624317225540780055/1067454840579563540" xlink:type="simple">https://discord.com/channels/460117602945990666/624317225540780055/1067454840579563540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1-27T15:02:08.64" calcext:value-type="date">
            <text:p>1/27/2023 15:02:08</text:p>
          </table:table-cell>
          <table:table-cell table:style-name="ce4" office:value-type="string" calcext:value-type="string">
            <text:p>Nyll#5300</text:p>
          </table:table-cell>
          <table:table-cell table:style-name="ce4" office:value-type="string" calcext:value-type="string">
            <text:p>Modified ender 3v2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04:50</text:p>
          </table:table-cell>
          <table:table-cell table:style-name="ce7" office:value-type="string" calcext:value-type="string">
            <text:p><text:a xlink:href="https://www.youtube.com/watch?v=5qi_mKS0U8U" xlink:type="simple">https://www.youtube.com/watch?v=5qi_mKS0U8U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2-19T09:52:31.82" calcext:value-type="date">
            <text:p>2/19/2023 9:52:31</text:p>
          </table:table-cell>
          <table:table-cell table:style-name="ce4" office:value-type="string" calcext:value-type="string">
            <text:p>covertpluto3502#5132</text:p>
          </table:table-cell>
          <table:table-cell table:style-name="ce4" office:value-type="string" calcext:value-type="string">
            <text:p>Ender 5(modded)</text:p>
          </table:table-cell>
          <table:table-cell table:style-name="ce4" office:value-type="string" calcext:value-type="string">
            <text:p>I3</text:p>
          </table:table-cell>
          <table:table-cell table:style-name="ce4" office:value-type="string" calcext:value-type="string">
            <text:p>00:13:52</text:p>
          </table:table-cell>
          <table:table-cell table:style-name="ce7" office:value-type="string" calcext:value-type="string">
            <text:p><text:a xlink:href="https://youtu.be/HcmE0muRC70" xlink:type="simple">https://youtu.be/HcmE0muRC70</text:a></text:p>
          </table:table-cell>
          <table:table-cell table:number-columns-repeated="1018"/>
        </table:table-row>
        <table:table-row table:style-name="ro2">
          <table:table-cell table:style-name="ce2" office:value-type="date" office:date-value="2023-02-20T01:44:46.83" calcext:value-type="date">
            <text:p>2/20/2023 1:44:46</text:p>
          </table:table-cell>
          <table:table-cell table:style-name="ce4" office:value-type="string" calcext:value-type="string">
            <text:p>_Leonardo_#5314</text:p>
          </table:table-cell>
          <table:table-cell table:style-name="ce4" office:value-type="string" calcext:value-type="string">
            <text:p>RatRig V-Core 3.1 30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7:51</text:p>
          </table:table-cell>
          <table:table-cell table:style-name="ce7" office:value-type="string" calcext:value-type="string">
            <text:p><text:a xlink:href="https://youtu.be/angtr7xD4hc" xlink:type="simple">https://youtu.be/angtr7xD4hc</text:a></text:p>
          </table:table-cell>
          <table:table-cell table:style-name="ce7" office:value-type="string" calcext:value-type="string">
            <text:p><text:a xlink:href="https://v-core.ratrig.com/" xlink:type="simple">https://v-core.ratrig.com/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2-26T07:03:15.73" calcext:value-type="date">
            <text:p>2/26/2023 7:03:15</text:p>
          </table:table-cell>
          <table:table-cell table:style-name="ce4" office:value-type="string" calcext:value-type="string">
            <text:p>MSzturc#3026</text:p>
          </table:table-cell>
          <table:table-cell table:style-name="ce4" office:value-type="string" calcext:value-type="string">
            <text:p>The 100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:05:50</text:p>
          </table:table-cell>
          <table:table-cell table:style-name="ce7" office:value-type="string" calcext:value-type="string">
            <text:p><text:a xlink:href="https://www.youtube.com/watch?v=Okz4MQi9uaU" xlink:type="simple">https://www.youtube.com/watch?v=Okz4MQi9uaU</text:a></text:p>
          </table:table-cell>
          <table:table-cell table:style-name="ce7" office:value-type="string" calcext:value-type="string">
            <text:p><text:a xlink:href="https://discord.com/channels/946191040682008666/1070741989286494328" xlink:type="simple">https://discord.com/channels/946191040682008666/1070741989286494328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3-11T06:55:50.98" calcext:value-type="date">
            <text:p>3/11/2023 6:55:50</text:p>
          </table:table-cell>
          <table:table-cell table:style-name="ce4" office:value-type="string" calcext:value-type="string">
            <text:p>emebe#5440</text:p>
          </table:table-cell>
          <table:table-cell table:style-name="ce4" office:value-type="string" calcext:value-type="string">
            <text:p>Custom VZBot </text:p>
          </table:table-cell>
          <table:table-cell table:style-name="ce4" office:value-type="string" calcext:value-type="string">
            <text:p>CoreXY</text:p>
          </table:table-cell>
          <table:table-cell table:style-name="ce4" office:value-type="string" calcext:value-type="string">
            <text:p>00.06.00</text:p>
          </table:table-cell>
          <table:table-cell table:style-name="ce7" office:value-type="string" calcext:value-type="string">
            <text:p><text:a xlink:href="https://youtu.be/BLhqoVSUMiQ" xlink:type="simple">https://youtu.be/BLhqoVSUMiQ</text:a></text:p>
          </table:table-cell>
          <table:table-cell table:style-name="ce7" office:value-type="string" calcext:value-type="string">
            <text:p><text:a xlink:href="https://discord.gg/vzbot-829828765512106054" xlink:type="simple">https://discord.gg/vzbot-829828765512106054</text:a>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3-03-15T16:48:02.77" calcext:value-type="date">
            <text:p>3/15/2023 16:48:02</text:p>
          </table:table-cell>
          <table:table-cell table:style-name="ce4" office:value-type="string" calcext:value-type="string">
            <text:p>Colphaer#7319</text:p>
          </table:table-cell>
          <table:table-cell table:style-name="ce4" office:value-type="string" calcext:value-type="string">
            <text:p>Kossel XL</text:p>
          </table:table-cell>
          <table:table-cell table:style-name="ce4" office:value-type="string" calcext:value-type="string">
            <text:p>Delta</text:p>
          </table:table-cell>
          <table:table-cell table:style-name="ce4" office:value-type="string" calcext:value-type="string">
            <text:p>00:07:36</text:p>
          </table:table-cell>
          <table:table-cell table:style-name="ce7" office:value-type="string" calcext:value-type="string">
            <text:p><text:a xlink:href="https://www.youtube.com/watch?v=rCoD4djUlcs" xlink:type="simple">https://www.youtube.com/watch?v=rCoD4djUlcs</text:a></text:p>
          </table:table-cell>
          <table:table-cell table:style-name="ce4" office:value-type="string" calcext:value-type="string">
            <text:p>NA</text:p>
          </table:table-cell>
          <table:table-cell table:number-columns-repeated="1017"/>
        </table:table-row>
        <table:table-row table:style-name="ro1" table:number-rows-repeated="100">
          <table:table-cell table:number-columns-repeated="4"/>
          <table:table-cell table:style-name="ce6"/>
          <table:table-cell table:number-columns-repeated="1019"/>
        </table:table-row>
        <table:table-row table:style-name="ro3" table:number-rows-repeated="10483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9" table:number-columns-repeated="1024" table:default-cell-style-name="Default"/>
        <table:table-row table:style-name="ro1">
          <table:table-cell table:style-name="ce8" table:number-matrix-columns-spanned="1" table:number-matrix-rows-spanned="1" table:formula="of:=sort([$'Form Responses 1'.A2:.G2];[$'Form Responses 1'.D2])" office:value-type="string" office:string-value="" calcext:value-type="error">
            <text:p>#NAME?</text:p>
          </table:table-cell>
          <table:table-cell table:number-columns-repeated="1023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rm_20_Responses_20_1" style:display-name="PageStyle_Form Responses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table-count="2" meta:cell-count="706" meta:object-count="0"/>
  </office:meta>
</office:document-meta>
</file>